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bc668" officeooo:paragraph-rsid="00113749"/>
    </style:style>
    <style:style style:name="P2" style:family="paragraph" style:parent-style-name="Text_20_body">
      <style:paragraph-properties fo:text-align="end" style:justify-single-word="false"/>
      <style:text-properties officeooo:rsid="001bc668" officeooo:paragraph-rsid="00113749"/>
    </style:style>
    <style:style style:name="P3" style:family="paragraph" style:parent-style-name="Text_20_body">
      <style:text-properties officeooo:rsid="001bc668" officeooo:paragraph-rsid="00113749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bold" officeooo:paragraph-rsid="00113749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113749" officeooo:paragraph-rsid="00113749"/>
    </style:style>
    <style:style style:name="P6" style:family="paragraph" style:parent-style-name="Text_20_body">
      <style:text-properties officeooo:rsid="00164ad3" officeooo:paragraph-rsid="00164ad3"/>
    </style:style>
    <style:style style:name="P7" style:family="paragraph" style:parent-style-name="Text_20_body">
      <style:text-properties fo:color="#00599d" officeooo:rsid="00164ad3" officeooo:paragraph-rsid="00164ad3"/>
    </style:style>
    <style:style style:name="P8" style:family="paragraph" style:parent-style-name="Text_20_body">
      <style:text-properties officeooo:paragraph-rsid="00164ad3"/>
    </style:style>
    <style:style style:name="P9" style:family="paragraph" style:parent-style-name="Text_20_body" style:master-page-name="First_20_Page">
      <style:paragraph-properties style:page-number="auto"/>
      <style:text-properties style:font-name="Liberation Sans" fo:font-size="16.1000003814697pt" fo:font-weight="bold" officeooo:paragraph-rsid="00113749" style:font-size-asian="16.1000003814697pt" style:font-weight-asian="bold" style:font-size-complex="16.1000003814697pt" style:font-weight-complex="bold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rsid="00113749" officeooo:paragraph-rsid="00113749"/>
    </style:style>
    <style:style style:name="P12" style:family="paragraph" style:parent-style-name="Heading_20_1">
      <style:text-properties officeooo:rsid="00164ad3" officeooo:paragraph-rsid="00164ad3"/>
    </style:style>
    <style:style style:name="T1" style:family="text">
      <style:text-properties officeooo:rsid="001e5eca"/>
    </style:style>
    <style:style style:name="T2" style:family="text">
      <style:text-properties officeooo:rsid="001d2a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ddfa" style:font-style-asian="normal" style:font-style-complex="normal"/>
    </style:style>
    <style:style style:name="T6" style:family="text">
      <style:text-properties officeooo:rsid="00164ad3"/>
    </style:style>
    <style:style style:name="T7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8" style:family="text">
      <style:text-properties fo:font-variant="normal" fo:text-transform="none" fo:color="#dcddde" style:font-name="Liberation Serif" fo:font-size="12pt" fo:letter-spacing="normal" fo:font-style="normal" fo:font-weight="normal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10" style:family="text">
      <style:text-properties style:font-name="Liberation Serif" officeooo:rsid="00164ad3"/>
    </style:style>
    <style:style style:name="T11" style:family="text">
      <style:text-properties style:use-window-font-color="true" style:font-name="Liberation Serif" officeooo:rsid="00164a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LCR</text:p>
      <text:p text:style-name="P1"/>
      <text:p text:style-name="P1"/>
      <text:p text:style-name="P1"/>
      <text:p text:style-name="P1"/>
      <text:p text:style-name="P4"><text:bookmark-start text:name="__RefHeading___Toc214_38942170"/>Suit ton sportif !!<text:bookmark-end text:name="__RefHeading___Toc214_38942170"/></text:p>
      <text:p text:style-name="P1">Manuel utilisateur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Version</text:span> logicielle : <text:span text:style-name="T2">1.0</text:span></text:p>
      <text:h text:style-name="P11" text:outline-level="1"><text:bookmark-start text:name="__RefHeading___Toc354_325591283"/>Prérequis<text:bookmark-end text:name="__RefHeading___Toc354_325591283"/></text:h>
      <text:p text:style-name="P5">Pour bénéficier <text:s/>de l’application <text:span text:style-name="T3">Suit ton sportif !! </text:span><text:span text:style-name="T4">il faut disposer d’une version de java égal ou supérieure à la 1.8 </text:span><text:span text:style-name="T5">(Elle est installé par défaut sur les machines Windows).</text:span></text:p>
      <text:h text:style-name="Heading_20_1" text:outline-level="1"><text:bookmark-start text:name="__RefHeading___Toc356_325591283"/><text:span text:style-name="T5">I</text:span><text:span text:style-name="T4">nstallation</text:span><text:bookmark-end text:name="__RefHeading___Toc356_325591283"/></text:h>
      <text:p text:style-name="P6"><text:span text:style-name="T4">Pour installer l’application il faut télécharger son exécutable ici : </text:span></text:p>
      <text:p text:style-name="P7"><text:a xlink:type="simple" xlink:href="https://drive.google.com/file/d/1iVt4x1FamvwX1JsPyX4oUFQ4CJTDSslj/view?usp=sharing" text:style-name="Internet_20_link" text:visited-style-name="Visited_20_Internet_20_Link"><text:span text:style-name="T4">https://drive.google.com/file/d/1iVt4x1FamvwX1JsPyX4oUFQ4CJTDSslj/view?usp=sharing</text:span></text:a></text:p>
      <text:h text:style-name="P12" text:outline-level="1">Exécution</text:h>
      <text:p text:style-name="P6">Pour exécuter l’application il faut faire cette commande dans l’invite de commande </text:p>
      <text:p text:style-name="P6">Linux :</text:p>
      <text:p text:style-name="P6">java -jar -p /usr/share/openjfx/lib/ --add-modules javafx.controls,javafx.fxml <text:s/>Suit\ ton\ sportif\ \!\!.jar</text:p>
      <text:p text:style-name="P6">Windows :</text:p>
      <text:p text:style-name="P8"><text:span text:style-name="T6">java -jar </text:span><text:span text:style-name="T9">--module-path "C:\travail\L3\ConceptionApplications\travail\javafx-sdk-11.0.2\lib" --add-modules javafx.controls,javafx.fxml</text:span><text:span text:style-name="T11"> </text:span><text:span text:style-name="T6"><text:s/>Suit\ ton\ sportif\ \!\!.j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1:46:07.149815548</meta:creation-date>
    <dc:date>2021-01-22T12:06:36.386023280</dc:date>
    <meta:editing-duration>PT20M2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94" meta:character-count="795" meta:non-whitespace-character-count="714"/>
  </office:meta>
</office:document-meta>
</file>